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47b2"/>
    </style:style>
    <style:style style:name="P2" style:family="paragraph" style:parent-style-name="Standard">
      <style:text-properties fo:font-weight="bold" officeooo:rsid="001f47b2" officeooo:paragraph-rsid="001f47b2" style:font-weight-asian="bold" style:font-weight-complex="bold"/>
    </style:style>
    <style:style style:name="T1" style:family="text">
      <style:text-properties officeooo:rsid="001f47b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47b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f47b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16:16, 01/11/2021] <text:span text:style-name="T3">Ingrid </text:span><text:span text:style-name="T2">:</text:span> Bonjour, les filles 🌈<text:line-break/><text:line-break/>Il faut qu'on parle et qu'on decide quelques choses.<text:line-break/><text:line-break/>J'explique: d'abord, quand j'ai pensé au devoir, je ne m'interessais pas bcp à travailler avec HTR, mais avec GIT et XML-TEI. Toutefois, cela me semble d'être un point à considérer, malgré le fait que nous pouvons travailler même avec des données dèja transcrites.</text:p>
      <text:p text:style-name="P1"><text:line-break/>Cela dit, je voulais savoir si 1. vous voulez jouer avec eScriptorium et, dans ce cas là, avec moins de pages / donnés; 2. vous préférez jouer avec les commandes GIT et TEI, puis avec plus de pages / plus de données.<text:line-break/></text:p>
      <text:p text:style-name="P1">Si vous votez pour la option 1, il faut qu'on change d'archive car les papiers choisi sont la dèja transcrits, presque tous plutôt. De plus, <text:s/>les non transcrits peuvent être transcrits manuellement et ne nécessitent pas de HTR.<text:line-break/></text:p>
      <text:p text:style-name="P1">Il y a bcp de options de archives! Moi, je ne m'oppose pas au changement, d'accord? ☺️<text:line-break/><text:line-break/>À ce point là, je préfère me dédier à <text:span text:style-name="T1">d’autres</text:span> choses. Du coup, on sera avalier par l'historique des versions / commandes sur Github, donc je toujours crois que les branches + issues + forks + pull request sont plus importantes.</text:p>
      <text:p text:style-name="P1"/>
      <text:p text:style-name="P1"><text:span text:style-name="T1">[18:08,01/11/2021] </text:span><text:span text:style-name="T3">Yagmur :</text:span><text:span text:style-name="T5"> </text:span>Salut! Je suis d'accord qu'il semble qu'il n'y ait pas bcp de chose à faire avec eScriptorium avec notre corpus, et pour moi, je ne suis pas non plus très intéressé par HTR. Et je sais grâce à mon projet de l'année dernière, que la transcription du xml prend beaucoup de temps, alors il est peut-être préférable de se concentrer sur une seule chose<text:line-break/></text:p>
      <text:p text:style-name="P1"><text:span text:style-name="T1">[19:20,01/11/2021] </text:span><text:span text:style-name="T3">Ingrid :</text:span><text:span text:style-name="T5"> </text:span><text:span text:style-name="T4">Merci</text:span>, Yagmur! J'avais oublié de préciser l'effort de prend les décisions et de faire la standardisation des balises XML. C'est bcp de chose à faire, tout à fait 🤯<text:line-break/><text:line-break/>On attend Perrine et je pense qu'après on pourra peut-être imaginer / speculer sur la définition d'un calendrier.<text:line-break/><text:line-break/>Dites aussi quelle est tes attentes et disponibilité, stp. C'est à dire: on laisse toutes les tâches pour le début/milieu/fin du cours XML? On essaie de faire avancer les choses pour l'instant, sinon?<text:line-break/>Je pense que nous pouvons commencer bientôt parce que je ne pense pas que nous devons compter uniquement sur le cours xml pour avancer</text:p>
      <text:p text:style-name="P1"><text:line-break/><text:span text:style-name="T1">[23:03,01/11/2021]</text:span><text:span text:style-name="T3"> Perrine : </text:span>Je suis pour ce que vous voulez !</text:p>
      <text:p text:style-name="P1"/>
      <text:p text:style-name="P2">Issue solved <text:span text:style-name="T4">: l’option de se concentrer sur un corpus déjà transcrit afin de le mettre sur Github a été retenu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7T13:33:14.896000000</meta:creation-date>
    <dc:date>2022-01-17T13:38:28.382000000</dc:date>
    <meta:editing-duration>PT5M14S</meta:editing-duration>
    <meta:editing-cycles>1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8" meta:word-count="404" meta:character-count="2327" meta:non-whitespace-character-count="1920"/>
  </office:meta>
</office:document-meta>
</file>